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1123e3e" style:font-size-asian="14pt" style:font-size-complex="14pt"/>
    </style:style>
    <style:style style:name="P4" style:family="paragraph" style:parent-style-name="Standard">
      <style:text-properties fo:font-size="14pt" officeooo:paragraph-rsid="01136493"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text-properties fo:font-size="14pt" fo:font-weight="normal" officeooo:rsid="010e4ce1" officeooo:paragraph-rsid="010e4ce1" style:font-size-asian="14pt" style:font-weight-asian="normal" style:font-size-complex="14pt" style:font-weight-complex="normal"/>
    </style:style>
    <style:style style:name="P7" style:family="paragraph" style:parent-style-name="Standard">
      <style:text-properties fo:font-size="14pt" fo:font-weight="normal" officeooo:rsid="010fe889" officeooo:paragraph-rsid="010fe889" style:font-size-asian="14pt" style:font-weight-asian="normal" style:font-size-complex="14pt" style:font-weight-complex="normal"/>
    </style:style>
    <style:style style:name="P8" style:family="paragraph" style:parent-style-name="Standard">
      <style:text-properties fo:font-size="14pt" fo:font-weight="normal" officeooo:rsid="0110db4d" officeooo:paragraph-rsid="01123e3e" style:font-size-asian="14pt" style:font-weight-asian="normal" style:font-size-complex="14pt" style:font-weight-complex="normal"/>
    </style:style>
    <style:style style:name="P9" style:family="paragraph" style:parent-style-name="Standard">
      <style:text-properties fo:font-size="14pt" fo:font-weight="normal" officeooo:rsid="0112bf21" officeooo:paragraph-rsid="0112bf21" style:font-size-asian="14pt" style:font-weight-asian="normal" style:font-size-complex="14pt" style:font-weight-complex="normal"/>
    </style:style>
    <style:style style:name="P10" style:family="paragraph" style:parent-style-name="Standard">
      <style:text-properties fo:font-size="14pt" fo:font-weight="normal" officeooo:rsid="01127c29" officeooo:paragraph-rsid="01135e0b" style:font-size-asian="14pt" style:font-weight-asian="normal" style:font-size-complex="14pt" style:font-weight-complex="normal"/>
    </style:style>
    <style:style style:name="P11" style:family="paragraph" style:parent-style-name="Standard">
      <style:text-properties fo:font-size="14pt" fo:font-style="normal" fo:font-weight="normal" officeooo:rsid="010e4ce1" officeooo:paragraph-rsid="010e4ce1"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rsid="010fe889" officeooo:paragraph-rsid="010fe889"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rsid="0110db4d" officeooo:paragraph-rsid="010fe889"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rsid="01123e3e" officeooo:paragraph-rsid="01123e3e"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1127c29" officeooo:paragraph-rsid="01123e3e"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1136493" officeooo:paragraph-rsid="01136493"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paragraph-rsid="01123e3e"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1136493"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4pt" style:font-size-asian="24pt" style:font-size-complex="24pt"/>
    </style:style>
    <style:style style:name="P21" style:family="paragraph" style:parent-style-name="Standard" style:list-style-name="L1">
      <style:text-properties fo:font-size="14pt" fo:font-style="normal" fo:font-weight="normal" officeooo:rsid="010e4ce1" officeooo:paragraph-rsid="010e4ce1"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normal" officeooo:rsid="01135e0b" officeooo:paragraph-rsid="01135e0b" style:font-size-asian="14pt" style:font-style-asian="normal" style:font-weight-asian="normal" style:font-size-complex="14pt" style:font-style-complex="normal" style:font-weight-complex="normal"/>
    </style:style>
    <style:style style:name="P23" style:family="paragraph" style:parent-style-name="Standard" style:list-style-name="L2">
      <style:text-properties fo:font-size="14pt" fo:font-style="normal" fo:font-weight="normal" officeooo:rsid="01135e0b" officeooo:paragraph-rsid="01135e0b"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1158254" officeooo:paragraph-rsid="01158254"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fo:font-weight="normal" officeooo:rsid="01158254" officeooo:paragraph-rsid="0116f03c" style:font-size-asian="14pt" style:font-style-asian="normal" style:font-weight-asian="normal" style:font-size-complex="14pt" style:font-style-complex="normal" style:font-weight-complex="normal"/>
    </style:style>
    <style:style style:name="P26" style:family="paragraph" style:parent-style-name="Standard">
      <style:text-properties fo:font-size="14pt" officeooo:paragraph-rsid="01158254" style:font-size-asian="14pt" style:font-size-complex="14pt"/>
    </style:style>
    <style:style style:name="P27" style:family="paragraph" style:parent-style-name="Standard">
      <style:text-properties fo:font-size="14pt" officeooo:rsid="0116c376" officeooo:paragraph-rsid="0116c376" style:font-size-asian="14pt" style:font-size-complex="14pt"/>
    </style:style>
    <style:style style:name="P28" style:family="paragraph" style:parent-style-name="Standard">
      <style:paragraph-properties fo:text-align="center" style:justify-single-word="false"/>
      <style:text-properties fo:font-size="20pt" fo:font-weight="bold" officeooo:paragraph-rsid="01158254" style:font-size-asian="20pt" style:font-weight-asian="bold" style:font-size-complex="20pt" style:font-weight-complex="bold"/>
    </style:style>
    <style:style style:name="T1" style:family="text">
      <style:text-properties officeooo:rsid="00d89bbb"/>
    </style:style>
    <style:style style:name="T2" style:family="text">
      <style:text-properties officeooo:rsid="00fa6302"/>
    </style:style>
    <style:style style:name="T3" style:family="text">
      <style:text-properties officeooo:rsid="010721a8"/>
    </style:style>
    <style:style style:name="T4" style:family="text">
      <style:text-properties officeooo:rsid="010e4ce1"/>
    </style:style>
    <style:style style:name="T5" style:family="text">
      <style:text-properties fo:font-style="italic" style:font-style-asian="italic" style:font-style-complex="italic"/>
    </style:style>
    <style:style style:name="T6" style:family="text">
      <style:text-properties fo:font-style="italic" officeooo:rsid="01123e3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110db4d" style:font-style-asian="normal" style:font-style-complex="normal"/>
    </style:style>
    <style:style style:name="T9" style:family="text">
      <style:text-properties fo:font-style="normal" officeooo:rsid="01123e3e" style:font-style-asian="normal" style:font-style-complex="normal"/>
    </style:style>
    <style:style style:name="T10" style:family="text">
      <style:text-properties fo:font-style="normal" officeooo:rsid="01127c29" style:font-style-asian="normal" style:font-style-complex="normal"/>
    </style:style>
    <style:style style:name="T11" style:family="text">
      <style:text-properties fo:font-style="normal" officeooo:rsid="01135e0b" style:font-style-asian="normal" style:font-style-complex="normal"/>
    </style:style>
    <style:style style:name="T12" style:family="text">
      <style:text-properties officeooo:rsid="01123e3e"/>
    </style:style>
    <style:style style:name="T13" style:family="text">
      <style:text-properties officeooo:rsid="01136493"/>
    </style:style>
    <style:style style:name="T14" style:family="text">
      <style:text-properties officeooo:rsid="0113c726"/>
    </style:style>
    <style:style style:name="T15" style:family="text">
      <style:text-properties officeooo:rsid="01158254"/>
    </style:style>
    <style:style style:name="T16" style:family="text">
      <style:text-properties fo:font-size="24pt" fo:font-weight="bold" style:font-size-asian="24pt" style:font-weight-asian="bold" style:font-size-complex="24pt" style:font-weight-complex="bold"/>
    </style:style>
    <style:style style:name="T17" style:family="text">
      <style:text-properties officeooo:rsid="0116f0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span text:style-name="T3"> Composition Factors</text:span></text:p>
      <text:p text:style-name="P20">Richard Parker <text:span text:style-name="T4">24.3</text:span>.201<text:span text:style-name="T2">8</text:span></text:p>
      <text:p text:style-name="P5"/>
      <text:p text:style-name="P17">Section 1 – Introduction<text:span text:style-name="T1">.</text:span></text:p>
      <text:p text:style-name="P2"/>
      <text:p text:style-name="P6">This document considers the &lt;Composition Factors&gt; program.<text:span text:style-name="T13"> <text:s/></text:span>The aim is to read in some generators for a group or algebra, and to apply the meataxe repeatedly to chop the representation of the group or algebra into its irreducible constituents, identifying which are isomorphic and outputing a list of the distinct ones, along with their multiplicity.</text:p>
      <text:p text:style-name="P6"/>
      <text:p text:style-name="P6">The program has been implemented at least twice - once in the Aachen meataxe and once by Jon Thackray in "meataxe2000". <text:s/>Neither implementation benefits from either the HPMI nor the use of multiple cores, and the aim here is to produce, or at least to work out <text:span text:style-name="T5">how</text:span><text:span text:style-name="T7"> to produce, a version that uses both (HPMI and multiple cores) effectively. <text:s/>It seems that there are genuine conceptual obstacles to this, which makes it particularly interesting.</text:span></text:p>
      <text:p text:style-name="P11"/>
      <text:p text:style-name="P11">Even at the very start, there are at least three things one might want to do first, depending on what sort of representation one is chopping up.</text:p>
      <text:p text:style-name="P11"/>
      <text:list xml:id="list9096349104498499344" text:style-name="L1">
        <text:list-item>
          <text:p text:style-name="P21">One idea is to compute the characteristic polynomial of, say, the sum of the generators and to move straight on the Holt/Rees in an attempt to do an initial chop. <text:s/>This would be appropriate if the expectation is that this initial chop might be hard, but although this method might be slowest in many cases, analysis of the charactersitic polynomial can provide more information that other methods.</text:p>
        </text:list-item>
        <text:list-item>
          <text:p text:style-name="P21">At the other extreme, one could spin up a completely random vector. <text:s/>This is often a sensible way forwards when dealing with condensed modules, where the first aim is to reduce the largest dimension as much as possible as soon as possible. <text:s/>Indeed it may be best to start the spinning with many random vectors, exhibiting a possible overlap with the previous method (by spinning up under the sum the generators as the first step of sparsification.</text:p>
        </text:list-item>
        <text:list-item>
          <text:p text:style-name="P21">As an intermediate case, the computation of F = 1+the sum of the generators, and computing its nullspace, provides vectors suitable for spinning if the chopping with a random vector is likely to spin to the whole space, yet F still has a few nullvectors with which to work.</text:p>
        </text:list-item>
      </text:list>
      <text:p text:style-name="P11"/>
      <text:p text:style-name="P12">Once any of these has been attempted, the general nature of the representation should become a little clearer, enabling strategies to be chosen in a more informed manner. <text:s/>How one stores, manages, updates and uses information on the "general nature of the representation" is not, at this stage at all clear.</text:p>
      <text:p text:style-name="P12"/>
      <text:p text:style-name="P7"><text:span text:style-name="T7">Once the initial chopping in to two (sub and quotient) it becomes possible and - In MyHumble </text:span><text:soft-page-break/><text:span text:style-name="T7">Opinion - compulsory to operate on different parts of the representation at once on different cores.</text:span></text:p>
      <text:p text:style-name="P12"/>
      <text:p text:style-name="P12">One must then try to balance the strategic use of cores (working on different representations) with the tactical use (using the thread farm to perform multiplications and Gaussian elimination). <text:s/>At one level this is unimportant - the work all has to be done, so we are only deciding in which order to do it - but the balancing of memory hungry processes with those that work well with cache might have a noticeable effect. <text:s/>Also the later one does a piece of work, the more information one might have to do it efficiently - if only we can see how to use it!</text:p>
      <text:p text:style-name="P12"/>
      <text:p text:style-name="P7"><text:span text:style-name="T7">Eventually irreducible representations will be found, an algebra element chosen and a set of matrices in standard basis produced to identify it. <text:s/>Some sort of locking scheme must be devised so that the same irreducible is not identified more than on</text:span><text:span text:style-name="T9">c</text:span><text:span text:style-name="T7">e (or not too many times, anyway).</text:span><text:span text:style-name="T8"> <text:s/>After this, once an irreducible is found (or even suspected) it can be identifed and - if it is isomorphic - it is merely necessary to increment the multiplicity.</text:span></text:p>
      <text:p text:style-name="P13"/>
      <text:p text:style-name="P8"><text:span text:style-name="T7">Along the way, a wealth of information is gathered, much of which is discarded even when working by hand. <text:s/>A subquotient may be clearly indecomposable because of a nullity that was computed for other reasons. <text:s/>A subquotient may be known to be a "mountain" - have a single top composition factor - because it was produced as the submodule spanned by the nullvector of an algebra element of nullity 1. <text:s/>A subquotient may be known not have certain constituents because of a nullity.</text:span><text:span text:style-name="T9"> <text:s/>In any case a composition series (an </text:span><text:span text:style-name="T6">ordered</text:span><text:span text:style-name="T9"> list of constituents) is always computed, and it seems a shame to discard that, though it may often not be wanted.</text:span></text:p>
      <text:p text:style-name="P14"/>
      <text:p text:style-name="P8"><text:span text:style-name="T9">In addition to that, a wealth of </text:span><text:span text:style-name="T6">experience</text:span><text:span text:style-name="T9"> is gained as to which algebra elements tend to produce a good split under certain circumstances. <text:s/>Perhaps the most challenging aspect of this program is to try to record and use this experience to learn what tends to work and to use it preferentially.</text:span><text:span text:style-name="T10"> <text:s/>This should lead to an interesting question as to how to balance the gaining of further experience (by trying something new) against the time that may well be wasted when this experiment turns out not to be such a good idea after all.</text:span></text:p>
      <text:p text:style-name="P15"/>
      <text:p text:style-name="P9"><text:span text:style-name="T10">A</text:span><text:span text:style-name="T7">nother issue of some importance is that the same program may be working with representations of degree varying from 1,000,000 to 1 . . . making 18 orders of magnitude difference to the (cubic) processing time. <text:s/>It may be hard to devise strategies that apply across the whole range.</text:span></text:p>
      <text:p text:style-name="P14"/>
      <text:p text:style-name="P14">The big picture, then, is of a procedure where, at every step, there is a choice of what to do, and the two themes that seem important here are to try several in parallel, and to gain experience so that good choices are made as a result.</text:p>
      <text:p text:style-name="P14"/>
      <text:p text:style-name="P19">Section <text:span text:style-name="T13">2</text:span> – <text:span text:style-name="T13">Experience.</text:span></text:p>
      <text:p text:style-name="P4"/>
      <text:p text:style-name="P16">It is rare that a huge module would be chopped without first investigating smaller modules for <text:soft-page-break/>the same algebra, so that the <text:span text:style-name="T14">"ideal" program would probaly also input some data from these smaller chops. <text:s/>One kind of data would be the irreducibles already known, presumably along with the recipe for identifying them. <text:s/>This would reduce the </text:span></text:p>
      <text:p text:style-name="P14"/>
      <text:p text:style-name="P18">Section <text:span text:style-name="T13">3</text:span> – <text:span text:style-name="T12">The small functions.</text:span></text:p>
      <text:p text:style-name="P3"/>
      <text:p text:style-name="P10"><text:span text:style-name="T7">"Small" here means (very) roughly 100 dimension or less, so that the HPMI is not much use, and the operations fit into cache. <text:s/>Dfmt is therefore indicated, and the "slow" operations - multiply, spinning, Gaussian etc. - should take around a millisecond or so.</text:span><text:span text:style-name="T11"> <text:s/>It seems clear that operating at this scale should perform operations - ideally a single operation - at the highest level possible. <text:s/>It should work in a single core, aiming to do as much as possible without administrative overhead.</text:span></text:p>
      <text:p text:style-name="P22"/>
      <text:p text:style-name="P22">What is this operation? <text:s/>It has several aims.</text:p>
      <text:p text:style-name="P22"/>
      <text:list xml:id="list4481583292302420334" text:style-name="L2">
        <text:list-item>
          <text:p text:style-name="P23">To chop the representation into two - sub and quotient.</text:p>
        </text:list-item>
        <text:list-item>
          <text:p text:style-name="P23">To utilize experience to guide this process.</text:p>
        </text:list-item>
        <text:list-item>
          <text:p text:style-name="P23">To gain further experience to guide later processes.</text:p>
        </text:list-item>
        <text:list-item>
          <text:p text:style-name="P23">To identify the representation as a known irreducible</text:p>
        </text:list-item>
        <text:list-item>
          <text:p text:style-name="P23">To identify the representation as a new irreducible.</text:p>
        </text:list-item>
        <text:list-item>
          <text:p text:style-name="P23">For a new irreducible - to produce a recipe for identifying it.</text:p>
        </text:list-item>
      </text:list>
      <text:p text:style-name="P22"/>
      <text:p text:style-name="P28">Section <text:span text:style-name="T15">7</text:span> – <text:span text:style-name="T15">Fibre system design.</text:span></text:p>
      <text:p text:style-name="P26"/>
      <text:p text:style-name="P27">As far as I can tell, provided that the system maintains the number of threads at or above the number of real cores available, the work done is at a maximum, with neither penalty nor gain if the number of threads exceeds this value. <text:s/>There may be a small gain between &lt;cores&gt; and &lt;hyperthreads&gt;, and this is probably set to increase in importance as time goes on as the execution capability of a core increases, and a small decrease thereafter as the 10 mSec thread-switching pollutes the caches, but to a first approximation, the objective should be to ensure that the number of active JOBs always exceeds the number of cores. <text:s/>In the current design, the "runnable job queue" adds further control to this by failing to start a job if there are already enough busy cores.</text:p>
      <text:p text:style-name="P26"/>
      <text:p text:style-name="P24"><text:span text:style-name="T16">UE</text:span>. <text:s/>One factor in evaluating how much of Max's trick to use is the ambient utilization efficiency of cores, which the system should ensure is uniform over all the things going on at any one time. <text:s/>If the system as a whole has enough work that it has to do to use all the cores effectively, we might say that the utilization factor is UE = 1.0.</text:p>
      <text:p text:style-name="P24">If, on the other hand, the matrices are now so small that in each second the work done could be done in 0.5 times as many core-seconds if only we had more patience and used one core for 32 seconds, the utilization factor is only UE = 0.5.</text:p>
      <text:p text:style-name="P25"><text:soft-page-break/>In order to maintain this value, which is presumably smoothed in some way, we need a Fibre - once it is committed to execution - to quantify the UE of its own process. <text:s/>For example, it may have elected to do a multiplication as a 3x3 chopped (9-thread) operation, so that the slabs are 9,000 dimensions mod 2. <text:s/>The UF for this is about 0.93 (say) so 9 threads have UF=0.93 while this is running.</text:p>
      <text:p text:style-name="P25"/>
      <text:p text:style-name="P25"><text:span text:style-name="T17">A Fibre considering how to execute should therefore be guided by this, and also by the state of the job queue. <text:s/>If there are runnable jobs waiting to start, the target UF should be increased a bit. <text:s/>If, on the other hand, there runnable job queue is empty, the target UF should be decreased a bit. </text:span></text:p>
      <text:p text:style-name="P24"/>
      <text:p text:style-name="P24"><text:span text:style-name="T16">CU</text:span>. <text:s/>Another factor is the number of cores in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8-09T13:45:04.085349414</dc:date>
    <meta:editing-duration>P4DT10H45M4S</meta:editing-duration>
    <meta:editing-cycles>433</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35" meta:word-count="1540" meta:character-count="8716" meta:non-whitespace-character-count="7181"/>
  </office:meta>
</office:document-meta>
</file>